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3f2f" officeooo:paragraph-rsid="00043f2f"/>
    </style:style>
    <style:style style:name="P2" style:family="paragraph" style:parent-style-name="Standard">
      <style:text-properties officeooo:rsid="00106c3d" officeooo:paragraph-rsid="00106c3d"/>
    </style:style>
    <style:style style:name="T1" style:family="text">
      <style:text-properties officeooo:rsid="00056efe"/>
    </style:style>
    <style:style style:name="T2" style:family="text">
      <style:text-properties officeooo:rsid="00072669"/>
    </style:style>
    <style:style style:name="T3" style:family="text">
      <style:text-properties officeooo:rsid="0008039b"/>
    </style:style>
    <style:style style:name="T4" style:family="text">
      <style:text-properties officeooo:rsid="00098d2c"/>
    </style:style>
    <style:style style:name="T5" style:family="text">
      <style:text-properties officeooo:rsid="000b413f"/>
    </style:style>
    <style:style style:name="T6" style:family="text">
      <style:text-properties officeooo:rsid="000be9ab"/>
    </style:style>
    <style:style style:name="T7" style:family="text">
      <style:text-properties officeooo:rsid="000d7cc5"/>
    </style:style>
    <style:style style:name="T8" style:family="text">
      <style:text-properties officeooo:rsid="000edd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 MINING COURSE</text:p>
      <text:p text:style-name="P1"/>
      <text:p text:style-name="P1">1) Workflows</text:p>
      <text:p text:style-name="P1">2) Classification</text:p>
      <text:p text:style-name="P1">3) Clustering</text:p>
      <text:p text:style-name="P1">4) Data projection</text:p>
      <text:p text:style-name="P1">5) Fun</text:p>
      <text:p text:style-name="P1"/>
      <text:p text:style-name="P1">- <text:span text:style-name="T1">in grey are classes (the categorical variables)</text:span></text:p>
      <text:p text:style-name="P1">- <text:span text:style-name="T1">attributes = variable (variate) in statistics</text:span></text:p>
      <text:p text:style-name="P1">- <text:span text:style-name="T2">box plots – it gives you the p value from ANOVA</text:span></text:p>
      <text:p text:style-name="P1">- <text:span text:style-name="T3">if you add lines to data table (class discrete …) it redefines target variables …</text:span></text:p>
      <text:p text:style-name="P1">- <text:span text:style-name="T4">boxplot – if you hover above bar – percetntages</text:span></text:p>
      <text:p text:style-name="P1">- <text:span text:style-name="T4">if you uncheck the Stretch bars – it gives you numbers, not %</text:span></text:p>
      <text:p text:style-name="P1">- <text:span text:style-name="T5">you can also add probabilities to the distribution plots</text:span></text:p>
      <text:p text:style-name="P1">- <text:span text:style-name="T6">mosaic display – split by the incidence of the variable – the width is the proportion os incidence (narrow bars are prior probabilites – half/half) → you can correlate up to 5 things</text:span></text:p>
      <text:p text:style-name="P1">- <text:span text:style-name="T7">sieve diagram – the area does not correspond tot he number (density) of the data – but is the probability of being a female * probability of being in this age group * size of my data (Bayesian expected) – if age and gender not correlated, you would expect 1/12 of the data to be female above 60) → when comparing with mosaic you can see which pairs of features are overpopulated (more common than expected | or less) – is the visualisation of the X2 test</text:span></text:p>
      <text:p text:style-name="P1">-<text:span text:style-name="T8">score combinations to find more common pairs</text:span></text:p>
      <text:p text:style-name="P1"/>
      <text:p text:style-name="P2">HOMEWORK: find some interesting data, find something in it and make a story (delivery and instructions on PIazza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17:03:18.777228635</meta:creation-date>
    <dc:date>2017-11-30T19:05:10.989850810</dc:date>
    <meta:editing-duration>PT9M39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7" meta:word-count="227" meta:character-count="1280" meta:non-whitespace-character-count="1059"/>
  </office:meta>
</office:document-meta>
</file>